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A00000257D07279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644cm" svg:y="2.369cm" svg:width="26.831cm" svg:height="13.998cm" draw:z-index="0"><draw:image xlink:href="Pictures/100000000000051A00000257D07279F1.png" xlink:type="simple" xlink:show="embed" xlink:actuate="onLoad"/></draw:frame>Figur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6T16:22:04.09</meta:creation-date>
    <meta:document-statistic meta:table-count="0" meta:image-count="1" meta:object-count="0" meta:page-count="1" meta:paragraph-count="1" meta:word-count="2" meta:character-count="8"/>
    <dc:date>2014-03-26T16:27:01.34</dc:date>
    <dc:creator>Matthew Nunes</dc:creator>
    <meta:editing-duration>PT4M57S</meta:editing-duration>
    <meta:editing-cycles>1</meta:editing-cycles>
    <meta:generator>OpenOffice/4.0.1$Win32 OpenOffice.org_project/401m5$Build-9714</meta:generator>
  </office:meta>
</office:document-meta>
</file>